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Pacifico" svg:font-family="Pacifico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draw:fill="solid" draw:fill-color="#c0c0c0" draw:fill-image-width="0cm" draw:fill-image-height="0cm"/>
    </style:style>
    <style:style style:name="gr1" style:family="graphic" style:parent-style-name="standard">
      <style:graphic-properties draw:stroke="none" draw:fill="solid" draw:fill-color="#b3b3b3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width="0.3cm" draw:fill="solid" draw:fill-color="#808080" draw:textarea-horizontal-align="justify" draw:textarea-vertical-align="middle" draw:auto-grow-height="false" fo:padding-top="0.275cm" fo:padding-bottom="0.275cm" fo:padding-left="0.4cm" fo:padding-right="0.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8cm" fo:min-width="3.5cm"/>
    </style:style>
    <style:style style:name="gr4" style:family="graphic" style:parent-style-name="standard">
      <style:graphic-properties draw:stroke="none" svg:stroke-width="0.3cm" svg:stroke-color="#000000" draw:fill="none" draw:fill-color="#ffffff" fo:min-height="0.75cm"/>
    </style:style>
    <style:style style:name="gr5" style:family="graphic" style:parent-style-name="standard">
      <style:graphic-properties draw:stroke="none" svg:stroke-width="0.3cm" svg:stroke-color="#000000" draw:fill="none" draw:fill-color="#ffffff" fo:min-height="1.75cm"/>
    </style:style>
    <style:style style:name="gr6" style:family="graphic" style:parent-style-name="standard">
      <style:graphic-properties draw:stroke="none" svg:stroke-width="0.3cm" svg:stroke-color="#000000" draw:fill="none" draw:fill-color="#ffffff" fo:min-height="1.25cm"/>
    </style:style>
    <style:style style:name="gr7" style:family="graphic" style:parent-style-name="standard">
      <style:graphic-properties draw:stroke="none" svg:stroke-width="0.3cm" svg:stroke-color="#000000" draw:fill="none" draw:fill-color="#ffffff" fo:min-height="2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solid" draw:fill-color="#ff950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1" style:family="graphic" style:parent-style-name="standard">
      <style:graphic-properties draw:stroke="none" draw:fill="solid" draw:fill-color="#aecf00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solid" draw:fill-color="#65a0d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/>
    </style:style>
    <style:style style:name="P3" style:family="paragraph">
      <style:text-properties fo:color="#b3b3b3" style:font-name="Pacifico" fo:font-size="88pt" style:font-size-asian="88pt" style:font-size-complex="88pt"/>
    </style:style>
    <style:style style:name="P4" style:family="paragraph">
      <style:text-properties fo:color="#ffffff" style:font-name="Ubuntu Condense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ffffff" style:font-name="Ubuntu Condensed" fo:font-size="11pt" style:font-size-asian="11pt" style:font-size-complex="11pt"/>
    </style:style>
    <style:style style:name="P7" style:family="paragraph">
      <style:text-properties fo:color="#ffffff" style:font-name="Ubuntu Condensed" fo:font-style="normal" fo:font-weight="normal" style:font-style-asian="normal" style:font-weight-asian="normal" style:font-style-complex="normal" style:font-weight-complex="normal"/>
    </style:style>
    <style:style style:name="P8" style:family="paragraph">
      <style:text-properties fo:color="#999999" style:font-name="Ubuntu Condensed"/>
    </style:style>
    <style:style style:name="P9" style:family="paragraph">
      <style:paragraph-properties fo:text-align="center"/>
      <style:text-properties fo:color="#ffffff" style:font-name="Ubuntu Condensed" fo:font-size="14pt" fo:font-weight="bold" style:font-size-asian="14pt" style:font-weight-asian="bold" style:font-size-complex="14pt" style:font-weight-complex="bold"/>
    </style:style>
    <style:style style:name="P10" style:family="paragraph">
      <style:text-properties fo:color="#ffffff" style:font-name="Ubuntu Condensed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b3b3b3" style:font-name="Pacifico" fo:font-size="88pt" style:font-size-asian="88pt" style:font-size-complex="88pt"/>
    </style:style>
    <style:style style:name="T2" style:family="text">
      <style:text-properties fo:color="#ffffff" style:font-name="Ubuntu Condensed"/>
    </style:style>
    <style:style style:name="T3" style:family="text">
      <style:text-properties fo:color="#ffffff" style:font-name="Ubuntu Condensed" fo:font-size="11pt" style:font-size-asian="11pt" style:font-size-complex="11pt"/>
    </style:style>
    <style:style style:name="T4" style:family="text">
      <style:text-properties fo:color="#ffffff" style:font-name="Ubuntu Condensed"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ffffff" style:font-name="Ubuntu Condensed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ffffff" style:font-name="Ubuntu Condensed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999999" style:font-name="Ubuntu Condensed"/>
    </style:style>
    <style:style style:name="T8" style:family="text">
      <style:text-properties fo:color="#ffffff" style:font-name="Ubuntu Condensed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nio-draw">
        <draw:custom-shape draw:style-name="gr1" draw:text-style-name="P1" draw:layer="layout" svg:width="9.5cm" svg:height="18cm" svg:x="19cm" svg:y="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7.5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1.174cm" svg:height="5.704cm" svg:x="7.5cm" svg:y="15.296cm">
          <draw:text-box>
            <text:p><text:span text:style-name="T1">EasyDao</text:span></text:p>
          </draw:text-box>
        </draw:frame>
        <draw:frame draw:style-name="gr4" draw:text-style-name="P4" draw:layer="layout" svg:width="5.5cm" svg:height="1cm" svg:x="1cm" svg:y="1.3cm">
          <draw:text-box>
            <text:p><text:span text:style-name="T2">Workflow</text:span></text:p>
          </draw:text-box>
        </draw:frame>
        <draw:frame draw:style-name="gr5" draw:text-style-name="P6" draw:layer="layout" svg:width="5.5cm" svg:height="13.011cm" svg:x="1cm" svg:y="2cm">
          <draw:text-box>
            <text:p text:style-name="P5"><text:span text:style-name="T3">EasyDao project aims that you can use your relational database from java as simple as it can. There is no JPA, Hibernate and other heavy weight tools.</text:span></text:p>
            <text:p text:style-name="P5"><text:span text:style-name="T3"/></text:p>
            <text:p text:style-name="P5"><text:span text:style-name="T4">You start with database. You must design by take care convention.</text:span></text:p>
            <text:p text:style-name="P5"><text:span text:style-name="T4"/></text:p>
            <text:p text:style-name="P5"><text:span text:style-name="T4">Create a maven project for creating the java model from the database.</text:span><text:span text:style-name="T5"> R</text:span><text:span text:style-name="T3">esults are a POJO and a Dao – Data Access Object classes <text:s/>with some methods for CRUD-like design.</text:span></text:p>
            <text:p text:style-name="P5"><text:span text:style-name="T3"/></text:p>
            <text:p text:style-name="P5"><text:span text:style-name="T3">If your database has some desing problem, then you can use „replacement” files for replace wrong table or field names to good one.</text:span></text:p>
            <text:p text:style-name="P5"><text:span text:style-name="T3"/></text:p>
            <text:p text:style-name="P5"><text:span text:style-name="T4">Release your model with maven release plugin and add as dependency to your projects with easydao-core.</text:span></text:p>
            <text:p text:style-name="P5"><text:span text:style-name="T4"/></text:p>
            <text:p text:style-name="P5"><text:span text:style-name="T4">You are done!</text:span></text:p>
          </draw:text-box>
        </draw:frame>
        <draw:g>
          <draw:frame draw:style-name="gr6" draw:text-style-name="P7" draw:layer="layout" svg:width="3.5cm" svg:height="1.5cm" svg:x="1cm" svg:y="15.5cm">
            <draw:text-box>
              <text:p><text:span text:style-name="T6">Next steps</text:span></text:p>
            </draw:text-box>
          </draw:frame>
          <draw:frame draw:style-name="gr7" draw:text-style-name="P6" draw:layer="layout" svg:width="5.5cm" svg:height="3.331cm" svg:x="1cm" svg:y="16.25cm">
            <draw:text-box>
              <text:p text:style-name="P5"><text:span text:style-name="T3">You can extend your project with complex logic. Often you need a query using several tables, or query one tables with special where conditions. Good practice if put this code into DaoExt and DaoComp classes.</text:span></text:p>
            </draw:text-box>
          </draw:frame>
        </draw:g>
        <draw:frame draw:style-name="gr8" draw:text-style-name="P8" draw:layer="layout" svg:width="12.94cm" svg:height="0.967cm" svg:x="16.06cm" svg:y="19.533cm">
          <draw:text-box>
            <text:p><text:span text:style-name="T7">https://github.com/vanioinformatika/easydao-project</text:span></text:p>
          </draw:text-box>
        </draw:frame>
        <draw:g>
          <draw:custom-shape draw:style-name="gr9" draw:text-style-name="P9" draw:layer="layout" svg:width="10cm" svg:height="1.5cm" svg:x="8.5cm" svg:y="1.61cm">
            <text:p text:style-name="P1"><text:span text:style-name="T8">Create your databas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10" draw:layer="layout" svg:width="6.886cm" svg:height="1.377cm" svg:x="18.588cm" svg:y="1.672cm">
            <draw:text-box>
              <text:p><text:span text:style-name="T8">Take care of naming convention</text:span></text:p>
              <text:p><text:span text:style-name="T8">and primary keys!</text:span></text:p>
            </draw:text-box>
          </draw:frame>
        </draw:g>
        <draw:g>
          <draw:custom-shape draw:style-name="gr9" draw:text-style-name="P9" draw:layer="layout" svg:width="10cm" svg:height="1.5cm" svg:x="8.5cm" svg:y="3.5cm">
            <text:p text:style-name="P1"><text:span text:style-name="T8">Create a maven project for model generation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0" draw:layer="layout" svg:width="10.028cm" svg:height="1.377cm" svg:x="18.5cm" svg:y="3.5cm">
            <draw:text-box>
              <text:p><text:span text:style-name="T8">See easydao-demo-database-model</text:span></text:p>
              <text:p><text:span text:style-name="T8">project on github!</text:span></text:p>
            </draw:text-box>
          </draw:frame>
        </draw:g>
        <draw:g>
          <draw:custom-shape draw:style-name="gr11" draw:text-style-name="P9" draw:layer="layout" svg:width="10cm" svg:height="1.5cm" svg:x="8.5cm" svg:y="7cm">
            <text:p text:style-name="P1"><text:span text:style-name="T8">Build you model generation project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layer="layout" svg:width="10.061cm" svg:height="1.377cm" svg:x="18.439cm" svg:y="7.062cm">
            <draw:text-box>
              <text:p text:style-name="P5"><text:span text:style-name="T8">Check source code. See generated metadata.txt</text:span></text:p>
              <text:p text:style-name="P5"><text:span text:style-name="T8">for more information about the database! </text:span></text:p>
            </draw:text-box>
          </draw:frame>
        </draw:g>
        <draw:g>
          <draw:custom-shape draw:style-name="gr11" draw:text-style-name="P9" draw:layer="layout" svg:width="9.982cm" svg:height="1.5cm" svg:x="8.518cm" svg:y="9cm">
            <text:p text:style-name="P1"><text:span text:style-name="T8">Release your model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layer="layout" svg:width="5.785cm" svg:height="0.814cm" svg:x="18.5cm" svg:y="9.343cm">
            <draw:text-box>
              <text:p text:style-name="P5"><text:span text:style-name="T8">Use maven release plugin!</text:span></text:p>
            </draw:text-box>
          </draw:frame>
        </draw:g>
        <draw:g>
          <draw:custom-shape draw:style-name="gr12" draw:text-style-name="P9" draw:layer="layout" svg:width="10cm" svg:height="1.5cm" svg:x="8.5cm" svg:y="12.5cm">
            <text:p text:style-name="P1"><text:span text:style-name="T8">Add model dependency to your project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10" draw:layer="layout" svg:width="7.982cm" svg:height="0.814cm" svg:x="18.518cm" svg:y="12.843cm">
            <draw:text-box>
              <text:p><text:span text:style-name="T8">See easydao-demo project on github!</text:span></text:p>
            </draw:text-box>
          </draw:frame>
        </draw:g>
        <draw:g>
          <draw:custom-shape draw:style-name="gr12" draw:text-style-name="P9" draw:layer="layout" svg:width="10cm" svg:height="1.5cm" svg:x="8.5cm" svg:y="14.5cm">
            <text:p text:style-name="P1"><text:span text:style-name="T8">Write your own DaoExt and DaoComp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layer="layout" svg:width="7.241cm" svg:height="0.814cm" svg:x="18.5cm" svg:y="14.843cm">
            <draw:text-box>
              <text:p text:style-name="P5"><text:span text:style-name="T8">Extend your model if you need it!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pitch="variable"/>
    <style:font-face style:name="Pacifico" svg:font-family="Pacifico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svg:stroke-color="#808080" draw:fill="solid" draw:fill-color="#65a0d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cm" draw:marker-start-width="0.2cm" draw:marker-end-width="0.2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65a0dc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c0c0c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nio-draw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tó István</meta:initial-creator>
    <meta:creation-date>2013-12-21T19:08:34.435738852</meta:creation-date>
    <dc:date>2013-12-28T20:30:24.290430542</dc:date>
    <dc:creator>Pató István</dc:creator>
    <meta:editing-duration>PT1H46M</meta:editing-duration>
    <meta:editing-cycles>18</meta:editing-cycles>
    <meta:generator>LibreOffice/4.1.3.2$Linux_x86 LibreOffice_project/410m0$Build-2</meta:generator>
    <meta:document-statistic meta:object-count="27"/>
  </office:meta>
</office:document-meta>
</file>